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P7" style:family="paragraph" style:parent-style-name="Standard">
      <style:paragraph-properties fo:text-align="justify" style:justify-single-word="false"/>
      <style:text-properties fo:color="#ff9900" fo:font-weight="bold" officeooo:rsid="001309fa" officeooo:paragraph-rsid="001309fa" style:font-weight-asian="bold" style:font-weight-complex="bold"/>
    </style:style>
    <style:style style:name="P8" style:family="paragraph" style:parent-style-name="Standard">
      <style:paragraph-properties fo:text-align="justify" style:justify-single-word="false"/>
      <style:text-properties fo:font-style="italic" fo:font-weight="normal" officeooo:rsid="001309fa" officeooo:paragraph-rsid="001309fa" fo:background-color="#66ffff"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background-color="#ffff00" loext:char-shading-value="0" style:font-style-asian="italic" style:font-style-complex="italic"/>
    </style:style>
    <style:style style:name="T3" style:family="text">
      <style:text-properties officeooo:rsid="001a95ef"/>
    </style:style>
    <style:style style:name="T4" style:family="text">
      <style:text-properties style:text-line-through-style="solid" style:text-line-through-type="single" fo:font-style="italic" fo:background-color="#ffff00" loext:char-shading-value="0" style:font-style-asian="italic" style:font-style-complex="italic"/>
    </style:style>
    <style:style style:name="T5" style:family="text">
      <style:text-properties style:text-line-through-style="solid" style:text-line-through-type="single" fo:background-color="#ffff00" loext:char-shading-value="0"/>
    </style:style>
    <style:style style:name="T6" style:family="text">
      <style:text-properties officeooo:rsid="002976ed"/>
    </style:style>
    <style:style style:name="T7" style:family="text">
      <style:text-properties fo:color="#009900" fo:font-style="italic" fo:font-weight="bold" style:font-style-asian="italic" style:font-weight-asian="bold" style:font-style-complex="italic" style:font-weight-complex="bold"/>
    </style:style>
    <style:style style:name="T8" style:family="text">
      <style:text-properties fo:color="#009900" fo:font-weight="bold" style:font-weight-asian="bold" style:font-weight-complex="bold"/>
    </style:style>
    <style:style style:name="T9" style:family="text">
      <style:text-properties officeooo:rsid="0033a34f"/>
    </style:style>
    <style:style style:name="T10"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3">m</text:span>odel parameters (item 3), and finally the robustness, stability and <text:tab/>precision of the measurement apparatus (item 4).</text:p>
      <text:p text:style-name="P1"/>
      <text:p text:style-name="P1">• <text:span text:style-name="T1">Methods</text:span>: <text:span text:style-name="T5">Since the focus of the study is on physical modeling, it would make sense to start presenting the MUSC laboratory (section 2.2) rather than the numerical method used for comparison (section 2.1).</text:span></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5">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7">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8">Also, in your comparisons between different traces you use a correlation coefficient over the whole</text:p>
      <text:p text:style-name="P8">trace length. Since you already see and discuss different effects on P-, S-, PP- and PS-phases, it would make sense to further separate the comparisons into just comparing a single phase. This would ma<text:span text:style-name="T9">­</text:span>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4">page 2, line 2</text:span><text:span text:style-name="T5">: ”2 D and 3 D” please see if 2D and 3D or 2-D and 3-D could be used in a more coherent way throughout the text.</text:span></text:p>
      <text:p text:style-name="P1"/>
      <text:p text:style-name="P1">• <text:span text:style-name="T4">page 2, line 49</text:span><text:span text:style-name="T5">: ”algorithms innovations” just use e.g. ”algorithms”.</text:span></text:p>
      <text:p text:style-name="P1"/>
      <text:p text:style-name="P1">• <text:span text:style-name="T4">page 3, line 56</text:span><text:span text:style-name="T5">: ”sharp similarities” maybe better ”close ..”.</text:span></text:p>
      <text:p text:style-name="P1"/>
      <text:p text:style-name="P1">• <text:span text:style-name="T4">page 4, line 33</text:span><text:span text:style-name="T5">: ”It is based on the following findings.” awkward ending of a paragraph. the following paragraphs would also be great to re-structure.</text:span></text:p>
      <text:p text:style-name="P1"/>
      <text:p text:style-name="P1">• <text:span text:style-name="T4">page 4, line 38</text:span><text:span text:style-name="T5">: ”3D/2D geometrical spreading effects” it would be clearer saying ”3D-to-2D geometrical spreading corrections”.</text:span></text:p>
      <text:p text:style-name="P1"/>
      <text:p text:style-name="P1">• <text:span text:style-name="T1">page 4, line 56</text:span>: ”specificities” ? maybe ”specifics”</text:p>
      <text:p text:style-name="P1"/>
      <text:p text:style-name="P1">•<text:span text:style-name="T1"> </text:span><text:span text:style-name="T4">page 5, line 56</text:span><text:span text:style-name="T5">: ”GLL quadratic integration” quadratic is wrong, could be omitted</text:span></text:p>
      <text:p text:style-name="P1"/>
      <text:p text:style-name="P1">• <text:span text:style-name="T4">page 6, line 56</text:span><text:span text:style-name="T5">: ”Since the wave equation is linear” the sentence sounds a bit odd, maybe ”For the</text:span></text:p>
      <text:p text:style-name="P6">linearized wave equation, ..”</text:p>
      <text:p text:style-name="P1"/>
      <text:p text:style-name="P1"><text:soft-page-break/>• <text:span text:style-name="T4">page 8, line 24</text:span><text:span text:style-name="T5">: ”finely” ? could be omitted</text:span></text:p>
      <text:p text:style-name="P1"/>
      <text:p text:style-name="P1">• <text:span text:style-name="T1">page 8, line 29</text:span>: ”echoes” ? maybe ”reflection”</text:p>
      <text:p text:style-name="P1"/>
      <text:p text:style-name="P1">• <text:span text:style-name="T7">page 9, line 45</text:span><text:span text:style-name="T8">: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4">page 15, line 57</text:span><text:span text:style-name="T5">: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1">Figure 2</text:span>: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4">Figure 9</text:span><text:span text:style-name="T5">: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6">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24T12:52:07.363316291</dc:date>
    <dc:creator>pageotd </dc:creator>
    <meta:editing-duration>PT2H48M32S</meta:editing-duration>
    <meta:editing-cycles>34</meta:editing-cycles>
    <meta:generator>LibreOffice/4.3.3.2$Linux_X86_64 LibreOffice_project/430m0$Build-2</meta:generator>
    <meta:document-statistic meta:table-count="0" meta:image-count="0" meta:object-count="0" meta:page-count="5" meta:paragraph-count="69" meta:word-count="2238" meta:character-count="14051" meta:non-whitespace-character-count="11850"/>
  </office:meta>
</office:document-meta>
</file>